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Our stat team has come up with a method to predict the click through rate (CTR) for a given advertiser and person. They don’t actually like to work, so they’re leaving it up to us to determine how best to show ads given this information. We’ll all be tied up explaining to investors why this algorithm is the best thing to come out of New York since the cronut, so we’re putting it all on your shoulders.</text:p>
      <text:p text:style-name="Normal">As it turns out, the only data they decided to use is the name of the person and the name of the advertiser’s company. The top secret algorithm is:</text:p>
      <text:p text:style-name="Normal"/>
      <text:p text:style-name="Normal">●<text:s/>If the length of the advertiser’s name is even, the base CTR is the number of vowels in<text:s/><text:s/>the person’s name multiplied by 1.5.<text:s/></text:p>
      <text:p text:style-name="Normal">●<text:s/>If the length of the advertiser’s name is odd, the base CTR is the number of consonants<text:s/><text:s/>in the person’s name multiplied by 1.</text:p>
      <text:p text:style-name="Normal">●<text:s/>If the length of the advertiser’s name shares any common factors (besides 1) with the<text:s/><text:s/>length of the person’s name, the CTR is increased by 50% above the base CTR.</text:p>
      <text:p text:style-name="Normal">Write a program that assigns advertisers to people in a way that maximizes total CTR, summed across the set of all users. Each advertiser can only show an ad to one user, and each user will only see one ad. Your program should run on the command line and take as input two newline separated files, the first containing the names of the advertisers and the second containing the names of users. The output should be the total CTR and a matching between users and advertisers. You do not need to worry about malformed input, but you should certainly handle both upper and lower case names. Use any language you like as long as it isn’t Visual Basic.</text:p>
      <text:p text:style-name="Normal">For extra credit, include a test suite with your solution. We are looking at this exercise not just for correctness, but also as an example of your professional work product (eg, adhere to good coding sty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ack Xie</meta:initial-creator>
    <dc:creator>Zack Xie</dc:creator>
    <meta:creation-date>2015-12-17T18:33:00Z</meta:creation-date>
    <dc:date>2015-12-18T00:03:00Z</dc:date>
    <meta:print-date>2015-12-17T18:36:00Z</meta:print-date>
    <meta:template xlink:href="Normal" xlink:type="simple"/>
    <meta:editing-cycles>1</meta:editing-cycles>
    <meta:editing-duration>PT19620S</meta:editing-duration>
    <meta:document-statistic meta:page-count="1" meta:paragraph-count="3" meta:word-count="273" meta:character-count="1832" meta:row-count="13" meta:non-whitespace-character-count="1562"/>
  </office:meta>
</office:document-meta>
</file>